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001" calcext:value-type="float">
            <text:p>1.00E-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1] * 10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2] * 10" office:value-type="float" office:value="0.000001" calcext:value-type="float">
            <text:p>1.00E-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3] * 10" office:value-type="float" office:value="0.00001" calcext:value-type="float">
            <text:p>1.00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4] * 10" office:value-type="float" office:value="0.0001" calcext:value-type="float">
            <text:p>1.00E-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5] * 10" office:value-type="float" office:value="0.001" calcext:value-type="float">
            <text:p>1.00E-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6] * 10" office:value-type="float" office:value="0.01" calcext:value-type="float">
            <text:p>1.00E-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7] * 10" office:value-type="float" office:value="0.1" calcext:value-type="float">
            <text:p>1.00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8] * 10" office:value-type="float" office:value="1" calcext:value-type="float">
            <text:p>1.00E+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9] * 10" office:value-type="float" office:value="10" calcext:value-type="float">
            <text:p>1.00E+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10] * 10" office:value-type="float" office:value="100" calcext:value-type="float">
            <text:p>1.00E+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11] * 10" office:value-type="float" office:value="1000" calcext:value-type="float">
            <text:p>1.00E+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12] * 10" office:value-type="float" office:value="10000" calcext:value-type="float">
            <text:p>1.00E+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13] * 10" office:value-type="float" office:value="100000" calcext:value-type="float">
            <text:p>1.00E+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14] * 10" office:value-type="float" office:value="1000000" calcext:value-type="float">
            <text:p>1.00E+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9:43:14.889696380</meta:creation-date>
    <dc:date>2019-01-24T09:47:17.847302657</dc:date>
    <meta:editing-duration>PT4M4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